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dd9a" officeooo:paragraph-rsid="0009dd9a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irtual reality</text:span> (<text:span text:style-name="T1">VR</text:span>) is an interactive computer-generated experience taking place within a simulated environment, that incorporates mainly auditory and visual, but also other types of sensory feedback like hapt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8:48:26.676963889</meta:creation-date>
    <dc:date>2018-09-17T08:48:58.014475994</dc:date>
    <meta:editing-duration>PT32S</meta:editing-duration>
    <meta:editing-cycles>1</meta:editing-cycles>
    <meta:document-statistic meta:table-count="0" meta:image-count="0" meta:object-count="0" meta:page-count="1" meta:paragraph-count="1" meta:word-count="29" meta:character-count="213" meta:non-whitespace-character-count="185"/>
    <meta:generator>LibreOffice/6.0.3.2$Linux_X86_64 LibreOffice_project/00m0$Build-2</meta:generator>
  </office:meta>
</office:document-meta>
</file>